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c67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3c67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مَرۣ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8916_137492880"/><text:span text:style-name="T2">èقْتَرَبَتِ </text:span><text:span text:style-name="T5">۱</text:span><text:span text:style-name="T2">لسَّاعَةُ وَانشَــقَّ </text:span><text:span text:style-name="T5">۰</text:span><text:span text:style-name="T2">لْقَمَرُؐ </text:span><text:span text:style-name="T3">(1) </text:span><text:span text:style-name="T2">وَإِنْ يَّرَوَاْ —ايَةً يُعْرۣضُواْ وَيَقُولُواْ سِحْـرٌ مُّسْتَمِرٌّؐ </text:span><text:span text:style-name="T3">(2)</text:span><text:span text:style-name="T2"> وَكَذَّبُواْ وَاتَّبَعُوٓاْ أَهْوَآءَهُمْؐ وَكُلُّ أَمْرٍ مُّسْتَقِرٌّؐ </text:span><text:span text:style-name="T3">(3)</text:span><text:span text:style-name="T2"> وَلَقَدْ جَآءَهُم مِّــنَ </text:span><text:span text:style-name="T5">۰</text:span><text:span text:style-name="T2">لاَنۢبَآءِ مَا فِيهِ مُزْدَجَر٘ؐ </text:span><text:span text:style-name="T3">(4)</text:span><text:span text:style-name="T2"> حِكْمَةٛ بَـٰلِغَةٌؐ فَمَا تُغْنِ </text:span><text:span text:style-name="T5">۱</text:span><text:span text:style-name="T2">لنُّذُرُؐ </text:span><text:span text:style-name="T3">(5)</text:span><text:span text:style-name="T2"> فَتَوَلَّ عَنْهُمْؐ يَوْمَ يَدْعُ </text:span><text:span text:style-name="T5">۴</text:span><text:span text:style-name="T2">لدَّاعِ“ إِلَيٰ شَيْءٍ نُّكُر۫ </text:span><text:span text:style-name="T3">(6)</text:span><text:span text:style-name="T2"> خُشَّعاٗ اَبْصَـٰرُهُمْ يَخْرُجُونَ مِــنَ </text:span><text:span text:style-name="T5">۰</text:span><text:span text:style-name="T2">لاَجْدَاثِ كَأَنَّهُمْ جَرَادٌ مُّنتَشِرٌ </text:span><text:span text:style-name="T3">(7)</text:span><text:span text:style-name="T2"> مُّهْطِعِينَ إِلَي </text:span><text:span text:style-name="T5">۰</text:span><text:span text:style-name="T2">لدَّاعِؐ” يَقُولُ </text:span><text:span text:style-name="T5">۴</text:span><text:span text:style-name="T2">لْكَـٰفِرُونَ هَـٰذَا يَوْم٘ عَسِرٌؐ </text:span><text:span text:style-name="T3">(8)</text:span><text:span text:style-name="T2"> كَذَّبَتْ قَبْلَهُمْ قَوْمُ نُوحٍ فَكَذَّبُواْ عَبْدَنَا وَقَالُواْ مَجْنُونٌ وَازْدُجِرَؐ </text:span><text:span text:style-name="T3">(9)</text:span><text:span text:style-name="T2"> © فَدَعَا رَبَّهُ; أَنِّى مَغْلُوبٌ فَانتَصِرْؐ </text:span><text:span text:style-name="T3">(10)</text:span><text:span text:style-name="T2"> فَفَتَحْنَآ أَبْوَ؛بَ </text:span><text:span text:style-name="T5">۰</text:span><text:span text:style-name="T2">لسَّمَآءِ بِمَآءٍ مُّنْهَمِرٍؐ </text:span><text:span text:style-name="T3">(11)</text:span><text:span text:style-name="T2"> وَفَجَّرْنَا </text:span><text:span text:style-name="T5">۰</text:span><text:span text:style-name="T2">لاَرْضضضَ عُيُوناً فَالْتَقَــي </text:span><text:span text:style-name="T5">۰</text:span><text:span text:style-name="T2">لْمَآءُ عَلَــيٰٓ أَمْرٍ قَدْ قُدِرَؐ </text:span><text:span text:style-name="T3">(12)</text:span><text:span text:style-name="T2"> وَحَمَلْنَـٰهُ عَلَــيٰ ذَاتِ أَلْوَ؛حٍ وَدُسُرٍؐ </text:span><text:span text:style-name="T3">(13)</text:span><text:span text:style-name="T2"> تَجْرۣى بِأَعْيُنِنَا جَزَآءً لِّمَــن كَانَ كُفِرَؐ </text:span><text:span text:style-name="T3">(14)</text:span><text:span text:style-name="T2"> وَلَقَد تَّرَكْنَـٰهَآ ءَايَةً فَهَلْ مِن مُّدَّكِرٍؐ </text:span><text:span text:style-name="T3">(15)</text:span><text:span text:style-name="T2"> فَكَيْفَ كَانَ عَذَابِى وَنُذُرۣؐ” </text:span><text:span text:style-name="T3">(16)</text:span><text:span text:style-name="T2"> وَلَقَدْ يَسَّرْنَا </text:span><text:span text:style-name="T5">۰</text:span><text:span text:style-name="T2">لْقُرْءَانَ لِلذِّكْرۣ فَهَلْ مِن مُّدَّكِرٍؐ </text:span><text:span text:style-name="T3">(17)</text:span><text:span text:style-name="T2"> كَذَّبَـتْ عَادٌ فَكَيْفَ كَانَ عَذَابِى وَنُذُرۣؐ“ </text:span><text:span text:style-name="T3">(18)</text:span><text:span text:style-name="T2"> إِنَّـآ أَرْسَلْنَا عَلَيْهِمْ رۣيحاً صَرْصَراً فِى يَوْمِ نَحْــسٍ مُّسْتَمِرٍّ </text:span><text:span text:style-name="T3">(19)</text:span><text:span text:style-name="T2"> تَنزۣعُ </text:span><text:span text:style-name="T5">۴</text:span><text:span text:style-name="T2">لنَّاسسسَ كَأَنَّهُمُ; أَعْجَازُ نَخْلٍ مُّنقَعِرٍؐ </text:span><text:span text:style-name="T3">(20)</text:span><text:span text:style-name="T2"> فَكَيْفَ كَانَ عَذَابِى وَنُذُرۣؐ” </text:span><text:span text:style-name="T3">(21)</text:span><text:span text:style-name="T2"> وَلَقَدْ يَسَّرْنَا </text:span><text:span text:style-name="T5">۰</text:span><text:span text:style-name="T2">لْقُرْءَانَ لِلذِّكْرۣ فَهَلْ مِن مُّدَّكِرٍؐ </text:span><text:span text:style-name="T3">(22)</text:span><text:span text:style-name="T2"> كَذَّبَتْ ثَمُودُ بِالنُّذُرۣؐ </text:span><text:span text:style-name="T3">(23)</text:span><text:span text:style-name="T2"> فَقَالُوٓاْ أَبَشَراً مِّنَّا وَ؛حِداً نَّتَّبِعُهُ; إِنَّـآ إِذاً لَّفِى ضَچَلٍ وَسُعُر۫ </text:span><text:span text:style-name="T3">(24)</text:span><text:span text:style-name="T2"> اَ.لْقِيَ </text:span><text:span text:style-name="T5">۰</text:span><text:span text:style-name="T2">لذِّكْرُ عَلَيْهِ مِنۢ بَيْنِنَا بَلْ هُوَ كَذَّاب٘ اَشِرٌؐ </text:span><text:span text:style-name="T3">(25)</text:span><text:span text:style-name="T2"> سَيَعْلَمُونَ غَداً مَّنِ </text:span><text:soft-page-break/><text:span text:style-name="T5">۱</text:span><text:span text:style-name="T2">لْكَذَّابُ </text:span><text:span text:style-name="T5">۴</text:span><text:span text:style-name="T2">لاَشِرُؐ </text:span><text:span text:style-name="T3">(26)</text:span><text:span text:style-name="T2"> إِنَّا مُرْسِلُواْ </text:span><text:span text:style-name="T5">۴</text:span><text:span text:style-name="T2">لنَّاقَةِ فِتْنَةً لَّهُمْ فَارْتَقِبْهُمْ وَاصْطَبِرْؐ </text:span><text:span text:style-name="T3">(27)</text:span><text:span text:style-name="T2"> وَنَبِّيؔهُمُ; أَنَّ </text:span><text:span text:style-name="T5">۰</text:span><text:span text:style-name="T2">لْمَآءَ قِسْمَةٛ بَيْنَهُمْؐ كُلُّ شِرْبٍ مُّحْتَضَرٌؐ </text:span><text:span text:style-name="T3">(28)</text:span><text:span text:style-name="T2"> فَنَادَوْاْ صَـٰحِبَهُمْ فَتَعَاطۭيٰ فَعَقَرَؐ </text:span><text:span text:style-name="T3">(29)</text:span><text:span text:style-name="T2"> فَكَيْفَ كَانَ عَذَابِى وَنُذُرۣؐ“ </text:span><text:span text:style-name="T3">(30)</text:span><text:span text:style-name="T2"> إِنَّـآ أَرْسَلْنَا عَلَيْهِمْ صَيْحَةً وَ؛حِدَةً فَكَانُواْ كَهَشِيمِ </text:span><text:span text:style-name="T5">۱</text:span><text:span text:style-name="T2">ڤْمُحْتَظِرۣؐ </text:span><text:span text:style-name="T3">(31)</text:span><text:span text:style-name="T2"> وَلَقَدْ يَسَّرْنَا </text:span><text:span text:style-name="T5">۰</text:span><text:span text:style-name="T2">لْقُرْءَانَ لِلذِّكْرۣ فَهَلْ مِن مُّدَّكِرٍؐ </text:span><text:span text:style-name="T3">(32)</text:span><text:span text:style-name="T2"> كَذَّبَتْ قَوْمُ لُوطٙ بِالنُّذُرۣؐ </text:span><text:span text:style-name="T3">(33)</text:span><text:span text:style-name="T2"> إِنَّـآ أَرْسَلْنَا عَلَيْهِمْ حَاصِباٗ اِلٓاَّ ءَالَ لُوطٍ نَّجَّيْنَـٰهُم بِسَحَرٍؐ </text:span><text:span text:style-name="T3">(34)</text:span><text:span text:style-name="T2"> نِّعْمَةً مِّنْ عِندِنَاؐ كَذَ؛لِــكَ نَجْزۣى مَــن شَكَرَؐ </text:span><text:span text:style-name="T3">(35)</text:span><text:span text:style-name="T2"> وَلَقَدَ اَنذَرَهُم بَطْشَتَنَا فَتَمَارَوْاْ بِالنُّذُرۣؐ </text:span><text:span text:style-name="T3">(36)</text:span><text:span text:style-name="T2"> ® وَلَقَدْ رَ؛وَدُوهُ عَــن ضَيْفِهِ” فَطَمَسْنَآ أَعْيُنَهُمْ فَذُوقُواْ عَذَابِى وَنُذُرۣؐ” </text:span><text:span text:style-name="T3">(37)</text:span><text:span text:style-name="T2"> وَلَقَدْ صَبَّحَهُم بُكْرَةٗ عَذَابٌ مُّسْتَقِرٌّؐ </text:span><text:span text:style-name="T3">(38)</text:span><text:span text:style-name="T2"> فَذُوقُواْ عَذَابِى وَنُذُرۣؐ” </text:span><text:span text:style-name="T3">(39)</text:span><text:span text:style-name="T2"> وَلَقَدْ يَسَّرْنَا </text:span><text:span text:style-name="T5">۰</text:span><text:span text:style-name="T2">لْقُرْءَانَ لِلذِّكْـرۣ فَهَلْ مِن مُّدَّكِرٍؐ </text:span><text:span text:style-name="T3">(40)</text:span><text:span text:style-name="T2"> وَلَقَدْ جَآءَ .الَ فِرْعَوْنَ </text:span><text:span text:style-name="T5">۰</text:span><text:span text:style-name="T2">لنُّذُرُؐ </text:span><text:span text:style-name="T3">(41)</text:span><text:span text:style-name="T2"> كَذَّبُواْ بِـَٔايَـٰتِنَا كُلِّهَا فَأَخَذْنَـٰهُمُ; أَخْذَ عَزۣيزٍ مُّقْتَدِرٖؐ </text:span><text:span text:style-name="T3">(42)</text:span><text:span text:style-name="T2"> اَكُفَّارُكُمْ خَيْرٌ مِّنُ </text:span><text:span text:style-name="T5">۷</text:span><text:span text:style-name="T2">وْلَئِكُمُ; أَمْ لَكُم بَرَآءَةٌ فِى </text:span><text:span text:style-name="T5">۱</text:span><text:span text:style-name="T2">لزُّبُرۣؐ </text:span><text:span text:style-name="T3">(43)</text:span><text:span text:style-name="T2"> أَمْ يَقُولُونَ نَحْـنُ جَمِيعٌ مُّنتَصِرٌؐ </text:span><text:span text:style-name="T3">(44)</text:span><text:span text:style-name="T2"> سَيُهْزَمُ </text:span><text:span text:style-name="T5">۴</text:span><text:span text:style-name="T2">لْجَمْعُ وَيُوَلُّونَ </text:span><text:span text:style-name="T5">۰</text:span><text:span text:style-name="T2">لدُّبُرَؐ </text:span><text:span text:style-name="T3">(45)</text:span><text:span text:style-name="T2"> بَـلِ </text:span><text:span text:style-name="T5">۱</text:span><text:span text:style-name="T2">لسَّاعَةُ مَوْعِدُهُمْؐ وَالسَّاعَةُ أَدْهۭيٰ وَأَمَرُّؐ </text:span><text:span text:style-name="T3">(46)</text:span><text:span text:style-name="T2"> إِنَّ </text:span><text:span text:style-name="T5">۰</text:span><text:span text:style-name="T2">ڤْمُجْرۣمِينَ فِى ضَچَلٍ وَسُعُرٍ </text:span><text:span text:style-name="T3">(47)</text:span><text:span text:style-name="T2"> يَوْمَ يُسْحَبُونَ فِى </text:span><text:span text:style-name="T5">۱</text:span><text:span text:style-name="T2">لنّۭارۣ عَلَيٰ وُجُوهِهِمْ ذُوقُواْ مَــسَّ سَقَرَؐ </text:span><text:span text:style-name="T3">(48)</text:span><text:span text:style-name="T2"> إِنَّا كُــلَّ شَيْءٖ خَلَقْنَـٰهُ بِقَدَرٍؐ </text:span><text:span text:style-name="T3">(49)</text:span><text:span text:style-name="T2"> وَمَآ أَمْرُنَآ إِلاَّ وَ؛حِدَةٌ كَڤَمْحٙ بِالْبَصَرۣؐ </text:span><text:span text:style-name="T3">(50)</text:span><text:span text:style-name="T2"> وَلَقَدَ اَهْلَكْنَآ أَشْيَاعَكُمْ فَهَلْ مِن مُّدَّكِرٍؐ </text:span><text:span text:style-name="T3">(51)</text:span><text:span text:style-name="T2"> وَكُلُّ شَيْءٍ فَعَلُوهُ فِى </text:span><text:span text:style-name="T5">۱</text:span><text:span text:style-name="T2">لزُّبُرۣؐ </text:span><text:span text:style-name="T3">(52)</text:span><text:span text:style-name="T2"> </text:span><text:soft-page-break/><text:span text:style-name="T2">وَكُــلُّ صَغِيرٍ وَكَبِيرٍ مُّسْتَطَر٘ؐ </text:span><text:span text:style-name="T3">(53)</text:span><text:span text:style-name="T2"> اِنَّ </text:span><text:span text:style-name="T5">۰</text:span><text:span text:style-name="T2">لْمُتَّقِينَ فِى جَنَّـٰتٍ وَنَهَرٍ </text:span><text:span text:style-name="T3">(54)</text:span><text:span text:style-name="T2"> فِى مَقْعَدِ صِدْقٖ عِندَ مَلِيــكٍ مُّقْتَدِر۫ </text:span><text:span text:style-name="T3">(55)</text:span><text:bookmark-end text:name="__DdeLink__8916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5:06.668651258</meta:creation-date>
    <dc:date>2025-03-06T08:02:01.748246641</dc:date>
    <meta:editing-duration>PT3M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406" meta:character-count="2185" meta:non-whitespace-character-count="1781"/>
  </office:meta>
</office:document-meta>
</file>